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rsid="00034f4e" officeooo:paragraph-rsid="00034f4e"/>
    </style:style>
    <style:style style:name="P3" style:family="paragraph" style:parent-style-name="Standard">
      <style:text-properties style:font-name="Courier New" fo:font-weight="bold" officeooo:rsid="00034f4e" officeooo:paragraph-rsid="00034f4e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04c298" officeooo:paragraph-rsid="0004c298" style:font-weight-asian="bold" style:font-weight-complex="bold"/>
    </style:style>
    <style:style style:name="P5" style:family="paragraph" style:parent-style-name="Standard">
      <style:text-properties style:font-name="Courier New" fo:font-weight="normal" officeooo:rsid="00034f4e" officeooo:paragraph-rsid="00034f4e" style:font-weight-asian="normal" style:font-weight-complex="normal"/>
    </style:style>
    <style:style style:name="P6" style:family="paragraph" style:parent-style-name="Standard">
      <style:text-properties style:font-name="Courier New" fo:font-weight="normal" officeooo:rsid="0004c298" officeooo:paragraph-rsid="0004c298" style:font-weight-asian="normal" style:font-weight-complex="normal"/>
    </style:style>
    <style:style style:name="P7" style:family="paragraph" style:parent-style-name="Standard">
      <style:text-properties style:font-name="Courier New" style:text-underline-style="none" fo:font-weight="normal" officeooo:rsid="00034f4e" officeooo:paragraph-rsid="00034f4e" style:font-weight-asian="normal" style:font-weight-complex="normal"/>
    </style:style>
    <style:style style:name="P8" style:family="paragraph" style:parent-style-name="Standard">
      <style:text-properties style:font-name="Courier New" style:text-underline-style="none" fo:font-weight="normal" officeooo:rsid="0004c298" officeooo:paragraph-rsid="0004c298" style:font-weight-asian="normal" style:font-weight-complex="normal"/>
    </style:style>
    <style:style style:name="P9" style:family="paragraph" style:parent-style-name="Standard">
      <style:text-properties style:font-name="Courier New" style:text-underline-style="none" fo:font-weight="bold" officeooo:rsid="00034f4e" officeooo:paragraph-rsid="00034f4e" style:font-weight-asian="bold" style:font-weight-complex="bold"/>
    </style:style>
    <style:style style:name="P10" style:family="paragraph" style:parent-style-name="Standard">
      <style:text-properties style:font-name="Courier New" style:text-underline-style="none" fo:font-weight="bold" officeooo:rsid="0004c298" officeooo:paragraph-rsid="0004c298" style:font-weight-asian="bold" style:font-weight-complex="bold"/>
    </style:style>
    <style:style style:name="P11" style:family="paragraph" style:parent-style-name="Standard">
      <style:text-properties style:font-name="Courier New" officeooo:rsid="00083627" officeooo:paragraph-rsid="0008362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dotted" style:text-underline-width="auto" style:text-underline-color="font-color"/>
    </style:style>
    <style:style style:name="T7" style:family="text">
      <style:text-properties style:text-underline-style="dotte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ctividad 4.6</text:p>
      <text:p text:style-name="P2"/>
      <text:p text:style-name="P11">Ángel García Pérez</text:p>
      <text:p text:style-name="P2"/>
      <text:p text:style-name="P3">Ejercicio 1</text:p>
      <text:p text:style-name="P3"/>
      <text:p text:style-name="P5">Escritores (<text:span text:style-name="T2">#id</text:span><text:span text:style-name="T3">, nombre)</text:span></text:p>
      <text:p text:style-name="P5"><text:span text:style-name="T3">EsSeguidor (#</text:span><text:span text:style-name="T2">id_escritor, #id_seguidor</text:span><text:span text:style-name="T3">, fecha)</text:span></text:p>
      <text:p text:style-name="P7"><text:tab/>id_escritor → Escritores (null, B:C, M:C)</text:p>
      <text:p text:style-name="P7"><text:tab/>id_seguidor → Escritores (null, B:C, M:C)</text:p>
      <text:p text:style-name="P5"><text:span text:style-name="T3"/></text:p>
      <text:p text:style-name="P5"><text:span text:style-name="T3"/></text:p>
      <text:p text:style-name="P9">Ejercicio 2</text:p>
      <text:p text:style-name="P3"><text:span text:style-name="T3"/></text:p>
      <text:p text:style-name="P3"><text:span text:style-name="T4">Profesores</text:span><text:span text:style-name="T3"> (</text:span><text:span text:style-name="T1">#id</text:span><text:span text:style-name="T4">, nombre, </text:span><text:span text:style-name="T7">id_jefe</text:span><text:span text:style-name="T4">)</text:span></text:p>
      <text:p text:style-name="P7"><text:tab/>id_jefe → Profesores (null, B:C, M:C)</text:p>
      <text:p text:style-name="P3"><text:span text:style-name="T4"/></text:p>
      <text:p text:style-name="P3"><text:span text:style-name="T4"/></text:p>
      <text:p text:style-name="P9">Ejercicio 3</text:p>
      <text:p text:style-name="P3"><text:span text:style-name="T3"/></text:p>
      <text:p text:style-name="P4"><text:span text:style-name="T4">Empleados</text:span><text:span text:style-name="T3"> (</text:span><text:span text:style-name="T1">#id</text:span><text:span text:style-name="T4">, nombre)</text:span></text:p>
      <text:p text:style-name="P4"><text:span text:style-name="T4">EsPareja (</text:span><text:span text:style-name="T1">#id_empleado</text:span><text:span text:style-name="T4">, </text:span><text:span text:style-name="T7">id_pareja</text:span><text:span text:style-name="T4">, dias, fecha)</text:span></text:p>
      <text:p text:style-name="P8"><text:tab/>id_empleado → Empleados (null, B:C, M:C)</text:p>
      <text:p text:style-name="P8"><text:tab/>id_pareja → Empleados (null, B:C, M:C)</text:p>
      <text:p text:style-name="P4"><text:span text:style-name="T4"/></text:p>
      <text:p text:style-name="P4"><text:span text:style-name="T4"/></text:p>
      <text:p text:style-name="P10">Ejercicio 4</text:p>
      <text:p text:style-name="P4"><text:span text:style-name="T3"/></text:p>
      <text:p text:style-name="P6"><text:span text:style-name="T3">Empleados (</text:span><text:span text:style-name="T5">#id­</text:span><text:span text:style-name="T3">, nombre, </text:span><text:span text:style-name="T6">id_jefe</text:span><text:span text:style-name="T3">, fecha, dias)</text:span></text:p>
      <text:p text:style-name="P8"><text:tab/>id_jefe → Empleados (null, B:C, M: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7:13:49.069000000</meta:creation-date>
    <dc:date>2024-12-03T09:21:25.296000000</dc:date>
    <meta:editing-duration>PT7M</meta:editing-duration>
    <meta:editing-cycles>2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18" meta:word-count="74" meta:character-count="533" meta:non-whitespace-character-count="471"/>
  </office:meta>
</office:document-meta>
</file>